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618in" style:rel-column-width="2393*"/>
    </style:style>
    <style:style style:name="Table1.B" style:family="table-column">
      <style:table-column-properties style:column-width="1.0826in" style:rel-column-width="1559*"/>
    </style:style>
    <style:style style:name="Table1.C" style:family="table-column">
      <style:table-column-properties style:column-width="3.4889in" style:rel-column-width="5024*"/>
    </style:style>
    <style:style style:name="Table1.D" style:family="table-column">
      <style:table-column-properties style:column-width="0.3604in" style:rel-column-width="519*"/>
    </style:style>
    <style:style style:name="Table1.E" style:family="table-column">
      <style:table-column-properties style:column-width="0.3313in" style:rel-column-width="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center" style:justify-single-word="false" fo:background-color="#83caff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ackground-color="#83caff">
        <style:background-image/>
      </style:paragraph-properties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 fo:background-color="#c0c0c0" fo:padding="0.0201in" fo:border="0.0008in solid #000000" style:shadow="none">
        <style:background-image/>
      </style:paragraph-properties>
      <style:text-properties style:font-name="Courier New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fo:background-color="#c0c0c0" fo:padding="0.0201in" fo:border="0.0008in solid #000000" style:shadow="none">
        <style:background-image/>
      </style:paragraph-properties>
      <style:text-properties style:font-name="Courier New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 fo:background-color="#c0c0c0" fo:padding="0.0201in" fo:border="0.0008in solid #000000" style:shadow="none">
        <style:background-image/>
      </style:paragraph-properties>
      <style:text-properties style:font-name="Courier New"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 fo:background-color="#c0c0c0" fo:padding="0.0201in" fo:border="0.0008in solid #000000" style:shadow="none">
        <style:background-image/>
      </style:paragraph-properties>
      <style:text-properties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fo:break-before="page" fo:background-color="#83caff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fo:break-before="page" fo:background-color="#83caff">
        <style:background-image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 fo:font-weight="bold" style:font-weight-asian="bold" style:font-weight-complex="bold"/>
    </style:style>
    <style:style style:name="T3" style:family="text">
      <style:text-properties style:font-name="Arial" style:text-underline-style="none" fo:font-weight="normal" style:font-weight-asian="normal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style:font-name="Courier New"/>
    </style:style>
    <style:style style:name="T12" style:family="text">
      <style:text-properties fo:font-size="11pt"/>
    </style:style>
    <style:style style:name="T13" style:family="text">
      <style:text-properties style:font-size-asian="11pt"/>
    </style:style>
    <style:style style:name="T14" style:family="text">
      <style:text-properties style:font-size-complex="11pt"/>
    </style:style>
    <style:style style:name="T15" style:family="text">
      <style:text-properties fo:font-size="9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italic" style:font-size-asian="9pt" style:font-style-asian="italic" style:font-size-complex="9pt" style:font-style-complex="italic"/>
    </style:style>
    <style:style style:name="T18" style:family="text">
      <style:text-properties style:font-size-asian="9pt"/>
    </style:style>
    <style:style style:name="T19" style:family="text">
      <style:text-properties style:font-size-complex="9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Times New Roman" style:text-underline-style="none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asapi 2.0</text:p>
      <text:p text:style-name="P14">XML Specifications</text:p>
      <text:p text:style-name="Standard"/>
      <text:p text:style-name="P9">This document describes the specifications for an XML that can be parsed and used by the Masapi project (<text:a xlink:type="simple" xlink:href="http://masapi.googlecode.com/">http://masapi.googlecode.com</text:a>). </text:p>
      <text:p text:style-name="P9"/>
      <text:p text:style-name="P9">In order to fully understand this document, you must be able to have a good knowledge of AS3, XML and have basically worked with Masapi.</text:p>
      <text:p text:style-name="P9"/>
      <text:p text:style-name="P9">This specification is only available from the version 2.0, revision 165 of the SVN !</text:p>
      <text:p text:style-name="P9"/>
      <text:p text:style-name="P13">Overview</text:p>
      <text:p text:style-name="P9"/>
      <text:p text:style-name="P9">Masapi 2.0 supports three content parts that will be explained in details. Those are :</text:p>
      <text:list xml:id="list1755573905" text:style-name="L1">
        <text:list-item>
          <text:p text:style-name="P11"><text:span text:style-name="T5">Variables (optional) :</text:span> A list of variables that can be used into URL or other properties defines into the files.</text:p>
        </text:list-item>
        <text:list-item>
          <text:p text:style-name="P11"><text:span text:style-name="T5">Files :</text:span> A list of files that Masapi will manage.</text:p>
        </text:list-item>
        <text:list-item>
          <text:p text:style-name="P11"><text:span text:style-name="T5">Dependencies (optional) :</text:span> A list of dependencies between the files that Masapi will manage.</text:p>
        </text:list-item>
      </text:list>
      <text:p text:style-name="P9"/>
      <text:p text:style-name="P9">They must be defined into a UTF-8 XML file in this specified order :</text:p>
      <text:p text:style-name="P16">&lt;?xml version=”1.0” encoding=”utf-8” ?&gt;</text:p>
      <text:p text:style-name="P16">&lt;application&gt;</text:p>
      <text:p text:style-name="P16"><text:tab/>&lt;variables&gt;...&lt;/variables&gt;</text:p>
      <text:p text:style-name="P16"><text:tab/>&lt;files&gt;...&lt;/files&gt;</text:p>
      <text:p text:style-name="P16"><text:tab/>&lt;dependencies&gt;...&lt;/dependencies&gt;</text:p>
      <text:p text:style-name="P16">&lt;/application&gt;</text:p>
      <text:p text:style-name="P9"/>
      <text:p text:style-name="P9">The last section will describe the complete specifications of each node. All the classes used by Masapi to handle that XML are into the package <text:span text:style-name="T5">ch.capi.net.app</text:span>. </text:p>
      <text:p text:style-name="P7"/>
      <text:p text:style-name="P8">Variables</text:p>
      <text:p text:style-name="P9">The idea of the variables is to define some values that will be used many times into the XML configuration (and eventually in your application).</text:p>
      <text:p text:style-name="P9"><text:line-break/>A variable is always defined like that :</text:p>
      <text:p text:style-name="P16">&lt;var name=”MY_VARIABLE”&gt;my_value&lt;/var&gt;</text:p>
      <text:p text:style-name="P9"/>
      <text:p text:style-name="P9">To use a variable into your configuration, you must put it between ${...}. You can also reuse variables into other variables :</text:p>
      <text:p text:style-name="P16">&lt;?xml version=”1.0” encoding=”utf-8” ?&gt;</text:p>
      <text:p text:style-name="P16">&lt;application&gt;</text:p>
      <text:p text:style-name="P16"><text:tab/>&lt;variables&gt;</text:p>
      <text:p text:style-name="P16"><text:tab/><text:tab/>&lt;var name=”ROOT_PATH”&gt;./flash&lt;/var&gt;</text:p>
      <text:p text:style-name="P16"><text:tab/><text:tab/>&lt;var name=”PICTURES_PATH”&gt;${ROOT_PATH}/pictures&lt;/var&gt;</text:p>
      <text:p text:style-name="P16"><text:s/><text:tab/>&lt;/variables&gt;</text:p>
      <text:p text:style-name="P16"><text:tab/>&lt;files&gt;...&lt;/files&gt;</text:p>
      <text:p text:style-name="P16"><text:tab/>&lt;dependencies&gt;...&lt;/dependencies&gt;</text:p>
      <text:p text:style-name="P16">&lt;/application&gt;</text:p>
      <text:p text:style-name="P9"/>
      <text:p text:style-name="P5"><text:soft-page-break/>Files</text:p>
      <text:p text:style-name="P9">Each node contained in that part represents a file that is represented by the <text:span text:style-name="T5">ApplicationFile</text:span> class. For that reason, the parameter <text:span text:style-name="T5">url</text:span> has to be defined.</text:p>
      <text:p text:style-name="P9"/>
      <text:p text:style-name="P16">&lt;?xml version=”1.0” encoding=”utf-8” ?&gt;</text:p>
      <text:p text:style-name="P16">&lt;application&gt;</text:p>
      <text:p text:style-name="P16"><text:tab/>&lt;files&gt;</text:p>
      <text:p text:style-name="P16"><text:tab/><text:tab/>&lt;file url=”./anim.swf” /&gt;</text:p>
      <text:p text:style-name="P16"><text:tab/><text:tab/>&lt;file url=”./pictures.jpg” /&gt;</text:p>
      <text:p text:style-name="P16"><text:tab/>&lt;/files&gt;</text:p>
      <text:p text:style-name="P16">&lt;/application&gt;</text:p>
      <text:p text:style-name="P9"/>
      <text:p text:style-name="P9">Masapi determines the type of the file using its extension. You may also specify it with the <text:span text:style-name="T5">type</text:span> attribute.</text:p>
      <text:p text:style-name="P9"/>
      <text:p text:style-name="P16">&lt;?xml version=”1.0” encoding=”utf-8” ?&gt;</text:p>
      <text:p text:style-name="P16">&lt;application&gt;</text:p>
      <text:p text:style-name="P16"><text:tab/>&lt;files&gt;</text:p>
      <text:p text:style-name="P16"><text:tab/><text:tab/>&lt;file url=”./anim.swf” type=”swf” /&gt;</text:p>
      <text:p text:style-name="P16"><text:tab/><text:tab/>&lt;file url=”./pictures.jpg” type=”binary” /&gt;</text:p>
      <text:p text:style-name="P16"><text:tab/>&lt;/files&gt;</text:p>
      <text:p text:style-name="P16">&lt;/application&gt;</text:p>
      <text:p text:style-name="P9"/>
      <text:p text:style-name="P9">When you use dependencies, or simply if you have to work with a specific file into your code, you'll have to name it. This can be done basicaly using the <text:span text:style-name="T5">name</text:span> attribute.</text:p>
      <text:p text:style-name="P9"/>
      <text:p text:style-name="P16">&lt;?xml version=”1.0” encoding=”utf-8” ?&gt;</text:p>
      <text:p text:style-name="P16">&lt;application&gt;</text:p>
      <text:p text:style-name="P16"><text:tab/>&lt;files&gt;</text:p>
      <text:p text:style-name="P16"><text:tab/><text:tab/>&lt;file name=”anim” url=”./anim.swf” /&gt;</text:p>
      <text:p text:style-name="P16"><text:tab/><text:tab/>&lt;file name=”picture” url=”./pictures.jpg” /&gt;</text:p>
      <text:p text:style-name="P16"><text:tab/>&lt;/files&gt;</text:p>
      <text:p text:style-name="P16">&lt;/application&gt;</text:p>
      <text:p text:style-name="P9"/>
      <text:p text:style-name="P16">var ctx:IApplicationContext = … //see next chapter</text:p>
      <text:p text:style-name="P16">var file:ApplicationFile = ctx.getFile(“anim”);</text:p>
      <text:p text:style-name="P9"/>
      <text:p text:style-name="P9">Note that each name must be unique. If no name is specified, Masapi will automatically generate one.</text:p>
      <text:p text:style-name="P9"/>
      <text:p text:style-name="P9">If you want to load a list of files using priorities, you can specify it with the <text:span text:style-name="T5">priority</text:span> attribute :</text:p>
      <text:p text:style-name="P9"/>
      <text:p text:style-name="P16">&lt;?xml version=”1.0” encoding=”utf-8” ?&gt;</text:p>
      <text:p text:style-name="P16">&lt;application&gt;</text:p>
      <text:p text:style-name="P16"><text:tab/>&lt;files&gt;</text:p>
      <text:p text:style-name="P16"><text:tab/><text:tab/>&lt;file name=”anim” url=”./anim.swf” priority=”6” /&gt;</text:p>
      <text:p text:style-name="P16"><text:tab/><text:tab/>&lt;file name=”picture” url=”./pictures.jpg” priority=”-3” /&gt;</text:p>
      <text:p text:style-name="P16"><text:tab/>&lt;/files&gt;</text:p>
      <text:p text:style-name="P16">&lt;/application&gt;</text:p>
      <text:p text:style-name="P9"/>
      <text:p text:style-name="P9">You can also defines your own attributes that will be put into the <text:span text:style-name="T5">ILoadableFile.properties</text:span> property.</text:p>
      <text:p text:style-name="P9"/>
      <text:p text:style-name="P9"/>
      <text:p text:style-name="P9"><text:soft-page-break/>Here is an example if you use the variables :</text:p>
      <text:p text:style-name="P9"/>
      <text:p text:style-name="P16">&lt;?xml version=”1.0” encoding=”utf-8” ?&gt;</text:p>
      <text:p text:style-name="P16">&lt;application&gt;</text:p>
      <text:p text:style-name="P16"><text:tab/>&lt;variables&gt;</text:p>
      <text:p text:style-name="P16"><text:tab/><text:tab/>&lt;var name=”ROOT_PATH”&gt;./flash&lt;/var&gt;</text:p>
      <text:p text:style-name="P16"><text:tab/><text:tab/>&lt;var name=”PICTURES_PATH”&gt;${ROOT_PATH}/pictures&lt;/var&gt;</text:p>
      <text:p text:style-name="P16"><text:tab/><text:tab/>&lt;var name=”ANIM”&gt;anim.swf&lt;/var&gt;</text:p>
      <text:p text:style-name="P16"><text:s/><text:tab/>&lt;/variables&gt;</text:p>
      <text:p text:style-name="P16"><text:tab/>&lt;files&gt;</text:p>
      <text:p text:style-name="P16"><text:tab/><text:tab/>&lt;file name=”anim” url=”${ANIM}” myProperty=”myValue” /&gt;</text:p>
      <text:p text:style-name="P16"><text:tab/><text:tab/>&lt;file name=”picture” url=”${PICTURES_PATH}/pictures.jpg” /&gt;</text:p>
      <text:p text:style-name="P16"><text:tab/>&lt;/files&gt;</text:p>
      <text:p text:style-name="P16">&lt;/application&gt;</text:p>
      <text:p text:style-name="P9"/>
      <text:p text:style-name="P16">var ctx:IApplicationContext = … //see next chapter</text:p>
      <text:p text:style-name="P16">var file:ApplicationFile = ctx.getFile(“anim”);</text:p>
      <text:p text:style-name="P16"/>
      <text:p text:style-name="P16">trace(file.properties.getValue(“myProperty”)); //myValue</text:p>
      <text:p text:style-name="P9"/>
      <text:p text:style-name="P5">Dependencies</text:p>
      <text:p text:style-name="P9">Some file may need other files (text, pictures, …). That's called a dependency in Masapi. To understand how it works, just look at that example :</text:p>
      <text:p text:style-name="P9"/>
      <text:p text:style-name="P16">&lt;?xml version=”1.0” encoding=”utf-8” ?&gt;</text:p>
      <text:p text:style-name="P16">&lt;application&gt;</text:p>
      <text:p text:style-name="P16"><text:tab/>&lt;files&gt;</text:p>
      <text:p text:style-name="P16"><text:tab/><text:tab/>&lt;file name=”gallery” url=”gallery.swf” /&gt;</text:p>
      <text:p text:style-name="P16"><text:tab/><text:tab/>&lt;file name=”picture1” url=”pictures1.jpg” /&gt;</text:p>
      <text:p text:style-name="P16"><text:tab/><text:tab/>&lt;file name=”picture2” url=”pictures2.jpg” /&gt;</text:p>
      <text:p text:style-name="P16"><text:tab/><text:tab/>&lt;file name=”picture3” url=”pictures3.jpg” /&gt;</text:p>
      <text:p text:style-name="P16"><text:tab/>&lt;/files&gt;</text:p>
      <text:p text:style-name="P16"><text:tab/>&lt;dependencies&gt;</text:p>
      <text:p text:style-name="P16"><text:tab/><text:tab/>&lt;dependency name=”gallery”&gt;</text:p>
      <text:p text:style-name="P16"><text:tab/><text:tab/><text:tab/>&lt;file name=”picture1” /&gt;</text:p>
      <text:p text:style-name="P16"><text:tab/><text:tab/><text:tab/>&lt;file name=”picture2” /&gt;</text:p>
      <text:p text:style-name="P16"><text:tab/><text:tab/><text:tab/>&lt;file name=”picture3” /&gt;</text:p>
      <text:p text:style-name="P16"><text:tab/><text:tab/>&lt;/dependency&gt;</text:p>
      <text:p text:style-name="P16"><text:tab/>&lt;/dependencies&gt;</text:p>
      <text:p text:style-name="P16">&lt;/application&gt;</text:p>
      <text:p text:style-name="P9"/>
      <text:p text:style-name="P9">This XML defines that the file named 'gallery' needs the files 'picture1', 'picture2' and 'picture3'. Masapi will handle that in a way that once the file gallery is loaded, all its dependencies are already loaded ! And that can be done very easly :</text:p>
      <text:p text:style-name="P9"/>
      <text:p text:style-name="P16">var ctx:IApplicationContext = … //see next chapter</text:p>
      <text:p text:style-name="P16">var gallery:ApplicationFile = ctx.getFile(“gallery”);</text:p>
      <text:p text:style-name="P16"/>
      <text:p text:style-name="P16">var appMassLoader:ApplicationMassLoader = new ApplicationMassLoader();</text:p>
      <text:p text:style-name="P16">appMassLoader.addFile(gallery); //also add all its dependencies</text:p>
      <text:p text:style-name="P16">appMassLoader.start(); //will load 4 files</text:p>
      <text:p text:style-name="P9"/>
      <text:p text:style-name="P9"/>
      <text:p text:style-name="P9"/>
      <text:p text:style-name="P9"/>
      <text:p text:style-name="P9"><text:soft-page-break/>Masapi also supports recursive dependencies ! Here is a more complex example :</text:p>
      <text:p text:style-name="P9"/>
      <text:p text:style-name="P16">&lt;?xml version=”1.0” encoding=”utf-8” ?&gt;</text:p>
      <text:p text:style-name="P16">&lt;application&gt;</text:p>
      <text:p text:style-name="P16"><text:tab/>&lt;files&gt;</text:p>
      <text:p text:style-name="P16"><text:tab/><text:tab/>&lt;file name=”page1” url=”page1.swf” /&gt;</text:p>
      <text:p text:style-name="P16"><text:tab/><text:tab/>&lt;file name=”page1_title” url=”title.txt” /&gt;</text:p>
      <text:p text:style-name="P16"><text:tab/><text:tab/>&lt;file name=”gallery_panel” url=”gallery.swf” /&gt;</text:p>
      <text:p text:style-name="P16"><text:tab/><text:tab/>&lt;file name=”gallery_pictures” url=”pictures.xml” /&gt;</text:p>
      <text:p text:style-name="P16"><text:tab/>&lt;/files&gt;</text:p>
      <text:p text:style-name="P16"><text:tab/>&lt;dependencies&gt;</text:p>
      <text:p text:style-name="P16"><text:tab/><text:tab/>&lt;dependency name=”gallery_panel”&gt;</text:p>
      <text:p text:style-name="P16"><text:tab/><text:tab/><text:tab/>&lt;file name=”gallery_pictures” /&gt;</text:p>
      <text:p text:style-name="P16"><text:tab/><text:tab/>&lt;/dependency&gt;</text:p>
      <text:p text:style-name="P16"><text:tab/><text:tab/>&lt;dependency name=”page1”&gt;</text:p>
      <text:p text:style-name="P16"><text:tab/><text:tab/><text:tab/>&lt;file name=”page1_title” /&gt;</text:p>
      <text:p text:style-name="P16"><text:tab/><text:tab/><text:tab/>&lt;file name=”gallery_panel” /&gt;</text:p>
      <text:p text:style-name="P16"><text:tab/><text:tab/>&lt;/dependency&gt;</text:p>
      <text:p text:style-name="P16"><text:tab/>&lt;/dependencies&gt;</text:p>
      <text:p text:style-name="P16">&lt;/application&gt;</text:p>
      <text:p text:style-name="P9"/>
      <text:p text:style-name="P9">When the <text:span text:style-name="T5">ApplicationMassLoader</text:span> class will loads the page1 file, it will first load the file gallery_pictures, then gallery_panel and page1_title and, at the end, the page1 file.</text:p>
      <text:p text:style-name="P9"/>
      <text:p text:style-name="P5">Related classes &amp; interfaces :</text:p>
      <text:p text:style-name="P6"><text:tab/>ch.capi.net.app.ApplicationFile</text:p>
      <text:p text:style-name="P20"><text:span text:style-name="T2">Application Context</text:span></text:p>
      <text:p text:style-name="P9"/>
      <text:p text:style-name="P9">In an application, you can have to load multiples XML configurations. In order to avoid duplicates, Masapi loads the XML into a specific context. If you want to gain access to it, you may need to name it. That can be simply done in two ways depending of what you need.</text:p>
      <text:p text:style-name="P9"/>
      <text:p text:style-name="P12">One context management</text:p>
      <text:p text:style-name="P9">To avoid some work, you can use the dedicated loader of Masapi for your XML configuration. The context name will be defined in the code :</text:p>
      <text:p text:style-name="P9"/>
      <text:p text:style-name="P17">var configLoader:ApplicationConfigLoader = ApplicationConfigLoader.create(“myContext”);</text:p>
      <text:p text:style-name="P9"/>
      <text:p text:style-name="P9">That's the easiest and fastest way if you don't have to manage many contexts and configuration files.</text:p>
      <text:p text:style-name="P9"/>
      <text:p text:style-name="P17">var configLoader:ApplicationConfigLoader = ApplicationConfigLoader.create(“global”);</text:p>
      <text:p text:style-name="P17">configLoader.addEventListener(Event.COMPLETE, onConfigLoaded);</text:p>
      <text:p text:style-name="P17"/>
      <text:p text:style-name="P17">var request:URLRequest = new URLRequest(“masapi-config.xml”);</text:p>
      <text:p text:style-name="P17">configLoader.load(request);</text:p>
      <text:p text:style-name="P17"/>
      <text:p text:style-name="P17">function onConfigLoaded(evt:Event):void</text:p>
      <text:p text:style-name="P17">{</text:p>
      <text:p text:style-name="P17"><text:s text:c="3"/>var context:IApplicationContext = configLoader.applicationContext.</text:p>
      <text:p text:style-name="P17"><text:s text:c="3"/>//...</text:p>
      <text:p text:style-name="P17">}</text:p>
      <text:p text:style-name="P9"/>
      <text:p text:style-name="P5">Many contexts management</text:p>
      <text:p text:style-name="P9">The second approach is to define the name of the context into the XML. If you use this feature, you'll need to load manually your XML configuration.</text:p>
      <text:p text:style-name="P9"/>
      <text:p text:style-name="P16">&lt;?xml version=”1.0” encoding=”utf-8” ?&gt;</text:p>
      <text:p text:style-name="P16">&lt;application contextName=”myContext”&gt;</text:p>
      <text:p text:style-name="P16"><text:tab/>&lt;variables&gt;...&lt;/variables&gt;</text:p>
      <text:p text:style-name="P16"><text:tab/>&lt;files&gt;...&lt;/files&gt;</text:p>
      <text:p text:style-name="P16"><text:tab/>&lt;dependencies&gt;...&lt;/dependencies&gt;</text:p>
      <text:p text:style-name="P18"><text:span text:style-name="T11">&lt;/application&gt;</text:span></text:p>
      <text:p text:style-name="P9"/>
      <text:p text:style-name="P9">Once loaded, parse your XML like that :</text:p>
      <text:p text:style-name="P16">var myContext:IApplicationContext = ApplicationFileParser.parse(xmlSource);</text:p>
      <text:p text:style-name="P9"/>
      <text:p text:style-name="P9">Note that all the context names must be unique, otherwise an error will be thrown 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var xmlLoader:URLLoader = new URLLoader();</text:p>
      <text:p text:style-name="P17">xmlLoader.dataFormat = URLLoaderDataFormat.TEXT;</text:p>
      <text:p text:style-name="P17">xmlLoader.addEventListener(Event.COMPLETE, onXmlLoaded);</text:p>
      <text:p text:style-name="P17">xmlLoader.load(new URLRequest(“masapi-config.xml”);</text:p>
      <text:p text:style-name="P17"/>
      <text:p text:style-name="P17">function onXmlLoaded(evt:Event):void</text:p>
      <text:p text:style-name="P17">{</text:p>
      <text:p text:style-name="P17"><text:s text:c="3"/>var source:String = xmlLoader.data;</text:p>
      <text:p text:style-name="P17"><text:s text:c="3"/>var ctx:IApplicationContext = ApplicationFileParser.parse(source);</text:p>
      <text:p text:style-name="P17"><text:s text:c="3"/>//...</text:p>
      <text:p text:style-name="P17">}</text:p>
      <text:p text:style-name="P9"/>
      <text:p text:style-name="P5">Retrieve a defined context</text:p>
      <text:p text:style-name="P9">Once defined, you can retrieve a context at any time using the <text:span text:style-name="T5">ApplicationContextRegisterer</text:span> class :</text:p>
      <text:p text:style-name="P9"/>
      <text:p text:style-name="P16">ApplicationContextRegisterer.get(“myContext”);</text:p>
      <text:p text:style-name="P9"/>
      <text:p text:style-name="P5">Related classes &amp; interfaces :</text:p>
      <text:p text:style-name="P9"><text:tab/>ch.capi.net.app.ApplicationConfigLoader</text:p>
      <text:p text:style-name="P9"><text:tab/>ch.capi.net.app.ApplicationFileParser</text:p>
      <text:p text:style-name="P9"><text:tab/>ch.capi.net.app.ApplicationContext</text:p>
      <text:p text:style-name="P9"><text:tab/>ch.capi.net.app.IApplicationContext</text:p>
      <text:p text:style-name="P9"><text:tab/>ch.capi.net.app.ApplicationContextRegisterer</text:p>
      <text:p text:style-name="P9"/>
      <text:p text:style-name="P19">Application MassLoader</text:p>
      <text:p text:style-name="P9"/>
      <text:p text:style-name="P9">Once you have an application context, you can use the <text:span text:style-name="T5">ApplicationMassLoader</text:span> class to load your files. </text:p>
      <text:p text:style-name="P9"/>
      <text:p text:style-name="P5">Loading all the files</text:p>
      <text:p text:style-name="P9">Basically, you'll do something like that :</text:p>
      <text:p text:style-name="P9"/>
      <text:p text:style-name="P17">var massLoader:ApplicationMassLoader = new ApplicationMassLoader();</text:p>
      <text:p text:style-name="P17">//register listeners...</text:p>
      <text:p text:style-name="P17"/>
      <text:p text:style-name="P17">var configLoader:ApplicationConfigLoader = ApplicationConfigLoader.create(“global”);</text:p>
      <text:p text:style-name="P17">configLoader.addEventListener(Event.COMPLETE, onConfigLoaded);</text:p>
      <text:p text:style-name="P17"/>
      <text:p text:style-name="P17">var request:URLRequest = new URLRequest(“masapi-config.xml”);</text:p>
      <text:p text:style-name="P17">configLoader.load(request);</text:p>
      <text:p text:style-name="P17"/>
      <text:p text:style-name="P17">function onConfigLoaded(evt:Event):void</text:p>
      <text:p text:style-name="P17">{</text:p>
      <text:p text:style-name="P17"><text:s text:c="3"/>var context:IApplicationContext = configLoader.applicationContext.</text:p>
      <text:p text:style-name="P17"><text:s text:c="3"/>massLoader.addAll(context);</text:p>
      <text:p text:style-name="P17"><text:s text:c="3"/>massLoader.start();</text:p>
      <text:p text:style-name="P17">}</text:p>
      <text:p text:style-name="P9"/>
      <text:p text:style-name="P9">There is also an easier way, using directly the <text:span text:style-name="T5">ApplicationConfigLoader.loadAll() </text:span><text:span text:style-name="T20">method</text:span> :</text:p>
      <text:p text:style-name="P10"/>
      <text:p text:style-name="P17">var configLoader:ApplicationConfigLoader = ApplicationConfigLoader.create(“global”);</text:p>
      <text:p text:style-name="P17">configLoader.addEventListener(Event.COMPLETE, onConfigLoaded);</text:p>
      <text:p text:style-name="P17"/>
      <text:p text:style-name="P17">var request:URLRequest = new URLRequest(“masapi-config.xml”);</text:p>
      <text:p text:style-name="P17">var massLoader:ApplicationMassLoader = configLoader.loadAll(request);</text:p>
      <text:p text:style-name="P17">//register listeners...</text:p>
      <text:p text:style-name="P17"/>
      <text:p text:style-name="P9"/>
      <text:p text:style-name="P9">Both methods will put all the files into the MassLoader and start it. Once the MassLoader dispatches the <text:span text:style-name="T5">Event.COMPLETE</text:span> event, all the files defined into your XML will be available !</text:p>
      <text:p text:style-name="P9"/>
      <text:p text:style-name="P9">Also note that in both ways, if you defined specified priorities in the XML configuration, they will be respected 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Loading one file (and its dependencies)</text:p>
      <text:p text:style-name="P9">The method is the same as above :</text:p>
      <text:p text:style-name="P9"/>
      <text:p text:style-name="P17">var massLoader:ApplicationMassLoader = new ApplicationMassLoader();</text:p>
      <text:p text:style-name="P17">//register listeners...</text:p>
      <text:p text:style-name="P17"/>
      <text:p text:style-name="P17">var configLoader:ApplicationConfigLoader = ApplicationConfigLoader.create(“global”);</text:p>
      <text:p text:style-name="P17">configLoader.addEventListener(Event.COMPLETE, onConfigLoaded);</text:p>
      <text:p text:style-name="P17"/>
      <text:p text:style-name="P17">var request:URLRequest = new URLRequest(“masapi-config.xml”);</text:p>
      <text:p text:style-name="P17">configLoader.load(request);</text:p>
      <text:p text:style-name="P17"/>
      <text:p text:style-name="P17">function onConfigLoaded(evt:Event):void</text:p>
      <text:p text:style-name="P17">{</text:p>
      <text:p text:style-name="P17"><text:s text:c="3"/>var context:IApplicationContext = configLoader.applicationContext.</text:p>
      <text:p text:style-name="P17"><text:s text:c="3"/>var file:ApplicationFile = context.getFile(“myFile”);</text:p>
      <text:p text:style-name="P17"><text:s text:c="3"/>massLoader.addFile(file);</text:p>
      <text:p text:style-name="P17"><text:s text:c="3"/>massLoader.start();</text:p>
      <text:p text:style-name="P17">}</text:p>
      <text:p text:style-name="P9"/>
      <text:p text:style-name="P9">The <text:span text:style-name="T5">ApplicationMassLoader.addFile()</text:span> method will put the specified ApplicationFile into the loading queue and all the files it needs in a higher priority.</text:p>
      <text:p text:style-name="P9"/>
      <text:p text:style-name="P5">Related classes &amp; interfaces :</text:p>
      <text:p text:style-name="P6"><text:tab/>ch.capi.net.app.ApplicationMassLoader</text:p>
      <text:p text:style-name="P9"><text:span text:style-name="T1"><text:tab/></text:span><text:span text:style-name="T21">ch.capi.net.app.ApplicationFile</text:span></text:p>
      <text:p text:style-name="P9"/>
      <text:p text:style-name="P9"/>
      <text:p text:style-name="P9"/>
      <text:p text:style-name="P9"/>
      <text:p text:style-name="P9"/>
      <text:p text:style-name="P19">XML Specifications</text:p>
      <text:p text:style-name="P9"/>
      <text:p text:style-name="P9">Here are the specifications that describes all the features supported by Masapi.</text:p>
      <text:p text:style-name="P9"/>
      <text:p text:style-name="P9"><text:s/><text:span text:style-name="T8">Path to node</text:span> : Defines the node path. For example for /application/files/file it means that sort of structure :</text:p>
      <text:p text:style-name="P16">&lt;application&gt;</text:p>
      <text:p text:style-name="P16"><text:tab/>&lt;files&gt;</text:p>
      <text:p text:style-name="P16"><text:tab/><text:tab/>&lt;file … /&gt;</text:p>
      <text:p text:style-name="P16"><text:tab/>&lt;/files&gt;</text:p>
      <text:p text:style-name="P18"><text:span text:style-name="T11">&lt;/application&gt;</text:span></text:p>
      <text:p text:style-name="P9"><text:span text:style-name="T8"><text:s/>Attribute name : </text:span><text:span text:style-name="T22">The name of the attribute. If the attribute name is not specified, the entire node is considered.</text:span></text:p>
      <text:p text:style-name="P9"><text:span text:style-name="T22"><text:s/></text:span><text:span text:style-name="T8">Description</text:span><text:span text:style-name="T22"> : Short description of the node/attribute.</text:span></text:p>
      <text:p text:style-name="P9"><text:span text:style-name="T8"><text:s/>V.</text:span> means 'Variables support'. It defines if the variables put into the value will be interpreted or not. If it is filled on a node, then it means that the node can have a content.</text:p>
      <text:p text:style-name="P9"><text:span text:style-name="T8"><text:s/>M.</text:span> means 'Mandatory'. If yes, then the attibute/node must appears on the XML. If nothing is defined, then it's No.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Path to node</text:p>
          </table:table-cell>
          <table:table-cell table:style-name="Table1.A1" office:value-type="string">
            <text:p text:style-name="P3">Attribute nam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4">V.</text:p>
          </table:table-cell>
          <table:table-cell table:style-name="Table1.E1" office:value-type="string">
            <text:p text:style-name="P4">M.</text:p>
          </table:table-cell>
        </table:table-row>
        <table:table-row>
          <table:table-cell table:style-name="Table1.A2" office:value-type="string">
            <text:p text:style-name="P2">/applic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pplication root node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</text:p>
          </table:table-cell>
          <table:table-cell table:style-name="Table1.A2" office:value-type="string">
            <text:p text:style-name="P2">contextName</text:p>
          </table:table-cell>
          <table:table-cell table:style-name="Table1.A2" office:value-type="string">
            <text:p text:style-name="P2">Defines the context name (manual load of XML)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variabl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Variables container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variables/va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variable. Content supported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variables/var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variable name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fil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iles container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file. No content supported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url</text:p>
          </table:table-cell>
          <table:table-cell table:style-name="Table1.A2" office:value-type="string">
            <text:p text:style-name="P2">Defines the file URL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file name. If not defined, it will automatically be generated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1"><text:span text:style-name="T16">Defines the type of the file. The types can be :</text:span><text:span text:style-name="T16"> swf, binary, text, variables, sound, stream. See the </text:span><text:span text:style-name="T17">LoadableFileType</text:span><text:span text:style-name="T16"> class.</text:span>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global</text:p>
          </table:table-cell>
          <table:table-cell table:style-name="Table1.A2" office:value-type="string">
            <text:p text:style-name="P2">Defines the file as global. This is a boolean value (true, false, 1, 0). Global files can be retrieved by the <text:span text:style-name="T5">IApplicationContext</text:span> interface. The value is false by default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priority</text:p>
          </table:table-cell>
          <table:table-cell table:style-name="Table1.A2" office:value-type="string">
            <text:p text:style-name="P2">Defines the file priority. This must be an Integer (positive or negative) value. If not defined, this value is zero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useCache</text:p>
          </table:table-cell>
          <table:table-cell table:style-name="Table1.A2" office:value-type="string">
            <text:p text:style-name="P2">Defines if Masapi must use the cache for this file. This is a boolean value (true, false, 1, 0). If not defined, true by default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netState</text:p>
          </table:table-cell>
          <table:table-cell table:style-name="Table1.A2" office:value-type="string">
            <text:p text:style-name="P2">Defines the NetState. The value can be 'online', 'offline' or 'dynamic'. If not defined, 'dynamic' by default. See the <text:span text:style-name="T5">NetState</text:span> class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virtualBytesTotal</text:p>
          </table:table-cell>
          <table:table-cell table:style-name="Table1.A2" office:value-type="string">
            <text:p text:style-name="P2">Defines the virtual bytes total. This is a positive Integer value. It is used to calculate the percentage before the bytesTotal value is known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  <text:p text:style-name="P2"><text:soft-page-break/>/application/files/file</text:p>
          </table:table-cell>
          <table:table-cell table:style-name="Table1.A2" office:value-type="string">
            <text:p text:style-name="P2"/>
            <text:p text:style-name="P2"><text:soft-page-break/>appDomain</text:p>
          </table:table-cell>
          <table:table-cell table:style-name="Table1.A2" office:value-type="string">
            <text:p text:style-name="P2"/>
            <text:p text:style-name="P2"><text:soft-page-break/>Defines the application domain. The values can be 'create', 'child', 'current' or 'none'. If not defined, 'none' by default. See the <text:span text:style-name="T5">DomainUtils</text:span> class.</text:p>
          </table:table-cell>
          <table:table-cell table:style-name="Table1.A2" office:value-type="string">
            <text:p text:style-name="P2"/>
            <text:p text:style-name="P2"><text:soft-page-break/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secDomain</text:p>
          </table:table-cell>
          <table:table-cell table:style-name="Table1.A2" office:value-type="string">
            <text:p text:style-name="P2">Defines the security domain. The values can be 'current' or 'none'. If not defined, 'none' by default. See the <text:span text:style-name="T5">DomainUtils</text:span> class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requestMethod</text:p>
          </table:table-cell>
          <table:table-cell table:style-name="Table1.A2" office:value-type="string">
            <text:p text:style-name="P2">Defines the request method. The values can be 'GET' or 'POST'. If not defined, 'GET' by default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requestData</text:p>
          </table:table-cell>
          <table:table-cell table:style-name="Table1.A2" office:value-type="string">
            <text:p text:style-name="P2">Defines the data of the request. The value must be formated as for URLVariables. Thoses variables will be sent using the requestMethod value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files/file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2">Any other attribute can be defined and will be put into the properties of the <text:span text:style-name="T5">ApplicationFile</text:span> class. See the <text:span text:style-name="T5">IProperties.getUpdateValue()</text:span> method.</text:p>
          </table:table-cell>
          <table:table-cell table:style-name="Table1.A2" office:value-type="string">
            <text:p text:style-name="P2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pendencies container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dependency</text:p>
            <text:p text:style-name="P2">or <text:s text:c="2"/>/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dependency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dependency</text:p>
            <text:p text:style-name="P2">or <text:s text:c="2"/>/file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name of the file to express its dependencies. The file has to be defined and named info /application/files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dependency/file</text:p>
            <text:p text:style-name="P2">or <text:s text:c="2"/>/file/fi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dependency of the parent file, eq. that file must be loaded before the parent is loaded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dependency/file</text:p>
            <text:p text:style-name="P2">or <text:s text:c="2"/>/file/file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name of the file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grou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Defines a group. A group is a virtual dependency that is needed to do groups with files. 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/application/dependencies</text:p>
            <text:p text:style-name="P2"><text:s text:c="6"/>/group</text:p>
          </table:table-cell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2">Defines the name of the group.</text:p>
          </table:table-cell>
          <table:table-cell table:style-name="Table1.A2" office:value-type="string">
            <text:p text:style-name="P2">No</text:p>
          </table:table-cell>
          <table:table-cell table:style-name="Table1.E2" office:value-type="string">
            <text:p text:style-name="P2"/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Cédric Tabin<text:tab/><text:tab/>Masapi 2.0</text:p>
        <text:p text:style-name="Footer">http://www.astorm.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edric Tabin</meta:initial-creator>
    <meta:creation-date>2009-06-09T11:06:19</meta:creation-date>
    <dc:date>2009-06-09T14:48:36</dc:date>
    <dc:creator>Cedric Tabin</dc:creator>
    <meta:editing-duration>PT03H42M20S</meta:editing-duration>
    <meta:editing-cycles>87</meta:editing-cycles>
    <meta:generator>OpenOffice.org/3.0$Linux OpenOffice.org_project/300m9$Build-9358</meta:generator>
    <meta:document-statistic meta:table-count="1" meta:image-count="0" meta:object-count="0" meta:page-count="10" meta:paragraph-count="345" meta:word-count="1767" meta:character-count="14111"/>
    <meta:user-defined meta:name="Info 1"/>
    <meta:user-defined meta:name="Info 2"/>
    <meta:user-defined meta:name="Info 3"/>
    <meta:user-defined meta:name="Info 4"/>
  </office:meta>
</office:document-meta>
</file>